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9a2" officeooo:paragraph-rsid="001609a2"/>
    </style:style>
    <style:style style:name="P2" style:family="paragraph" style:parent-style-name="Standard">
      <style:text-properties officeooo:rsid="0017f343" officeooo:paragraph-rsid="0017f343"/>
    </style:style>
    <style:style style:name="P3" style:family="paragraph" style:parent-style-name="Standard">
      <style:text-properties officeooo:rsid="001ae3f8" officeooo:paragraph-rsid="001ae3f8"/>
    </style:style>
    <style:style style:name="P4" style:family="paragraph" style:parent-style-name="Standard">
      <style:text-properties officeooo:rsid="001b43d7" officeooo:paragraph-rsid="001b43d7"/>
    </style:style>
    <style:style style:name="T1" style:family="text">
      <style:text-properties style:text-underline-style="solid" style:text-underline-width="auto" style:text-underline-color="font-color" officeooo:rsid="001b8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debate oxford</text:p>
      <text:p text:style-name="P1"/>
      <text:p text:style-name="P1">2 equips, a favor i en contra</text:p>
      <text:p text:style-name="P1">Postura es coneix abans de començar</text:p>
      <text:p text:style-name="P1"/>
      <text:p text:style-name="P1">- Introducció</text:p>
      <text:p text:style-name="P1">- Refutador 1 </text:p>
      <text:p text:style-name="P1">- Refutador 2</text:p>
      <text:p text:style-name="P1">- Conclusió</text:p>
      <text:p text:style-name="P1"/>
      <text:p text:style-name="P1"/>
      <text:p text:style-name="P2">Model ADE: </text:p>
      <text:p text:style-name="P2">1- Afirmació</text:p>
      <text:p text:style-name="P2">2- Raonament </text:p>
      <text:p text:style-name="P2">3- Evidència</text:p>
      <text:p text:style-name="P2"/>
      <text:p text:style-name="P2">(xd)</text:p>
      <text:p text:style-name="P2"/>
      <text:p text:style-name="P2"/>
      <text:p text:style-name="P3">Introducció: 3 mins</text:p>
      <text:p text:style-name="P3">- Exordi </text:p>
      <text:p text:style-name="P3">- Presentar integrants de l’equip</text:p>
      <text:p text:style-name="P3">- Saluda</text:p>
      <text:p text:style-name="P3">- S’afirma o es nega la pregunta </text:p>
      <text:p text:style-name="P3">- Definir termes de la pregunta </text:p>
      <text:p text:style-name="P3">- Context (per què és rellevant aviu dia)</text:p>
      <text:p text:style-name="P3">- Establir tesi</text:p>
      <text:p text:style-name="P3">- Anunciar arguments que recolzen la tesi </text:p>
      <text:p text:style-name="P3">- Tancar intervenció</text:p>
      <text:p text:style-name="P3"/>
      <text:p text:style-name="P4">Tipus d’exordi</text:p>
      <text:p text:style-name="P4">- Cita a la autoritat</text:p>
      <text:p text:style-name="P4">- Preguntes retòriques </text:p>
      <text:p text:style-name="P4">- Evolució de les dades o el pes de la història </text:p>
      <text:p text:style-name="P4">- Exordi visual </text:p>
      <text:p text:style-name="P4">- Exordi storytelling </text:p>
      <text:p text:style-name="P4">- Exordi d’anècdota històrica o literària</text:p>
      <text:p text:style-name="P4">- Exordi d’anècdota</text:p>
      <text:p text:style-name="P4">- Exordi silenciós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8:41:53.893435983</meta:creation-date>
    <dc:date>2025-02-10T10:10:22.261218455</dc:date>
    <meta:editing-duration>PT1H8M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120" meta:character-count="656" meta:non-whitespace-character-count="556"/>
  </office:meta>
</office:document-meta>
</file>